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B3600000528516342A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text-properties fo:color="#b2b2b2" fo:font-size="6pt" style:font-size-asian="6pt" style:font-size-complex="6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b2b2b2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2cm" svg:height="4.862cm" svg:x="25.734cm" svg:y="19.633cm">
          <draw:image xlink:href="Pictures/1000020100000B3600000528516342AC.png" xlink:type="simple" xlink:show="embed" xlink:actuate="onLoad">
            <text:p/>
          </draw:image>
        </draw:frame>
        <draw:rect draw:style-name="gr2" draw:text-style-name="P2" draw:layer="layout" svg:width="4.191cm" svg:height="0.508cm" svg:x="29.067cm" svg:y="19.288cm">
          <text:p text:style-name="P2"><text:span text:style-name="T1">Unified Memory architecture</text:span></text:p>
        </draw:rect>
        <draw:frame draw:style-name="gr3" draw:text-style-name="P3" draw:layer="layout" svg:width="1.857cm" svg:height="0.489cm" svg:x="31.938cm" svg:y="22.867cm">
          <draw:text-box>
            <text:p text:style-name="P3"><text:span text:style-name="T2">(AlphaGo-like)</text:span></text:p>
          </draw:text-box>
        </draw:frame>
        <draw:frame draw:style-name="gr3" draw:text-style-name="P3" draw:layer="layout" svg:width="3.224cm" svg:height="0.489cm" svg:x="23.557cm" svg:y="22.736cm">
          <draw:text-box>
            <text:p text:style-name="P3"><text:span text:style-name="T2">(Q&amp;A / Generative LLM -lik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jinder Jhol</meta:initial-creator>
    <meta:creation-date>2025-01-10T14:42:02</meta:creation-date>
    <dc:date>2025-01-11T08:33:24</dc:date>
    <dc:creator>Rajinder Jhol</dc:creator>
    <meta:editing-duration>PT17H36M11S</meta:editing-duration>
    <meta:editing-cycles>4</meta:editing-cycles>
    <meta:generator>OpenOffice/4.1.12$Unix OpenOffice.org_project/4112m1$Build-9809</meta:generator>
    <meta:document-statistic meta:object-count="4"/>
  </office:meta>
</office:document-meta>
</file>